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aef8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text-properties officeooo:paragraph-rsid="0017c93a"/>
    </style:style>
    <style:style style:name="P15" style:family="paragraph" style:parent-style-name="Text_20_body">
      <style:paragraph-properties style:writing-mode="lr-tb"/>
    </style:style>
    <style:style style:name="P16" style:family="paragraph" style:parent-style-name="Text_20_body">
      <style:paragraph-properties fo:margin-top="0cm" fo:margin-bottom="0cm" style:contextual-spacing="false"/>
    </style:style>
    <style:style style:name="P17" style:family="paragraph" style:parent-style-name="Text_20_body">
      <style:paragraph-properties fo:margin-top="0cm" fo:margin-bottom="0cm" style:contextual-spacing="false"/>
      <style:text-properties officeooo:rsid="001aef8e" officeooo:paragraph-rsid="001aef8e"/>
    </style:style>
    <style:style style:name="P18" style:family="paragraph" style:parent-style-name="Title">
      <style:text-properties fo:language="en" fo:country="G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language="en" fo:country="GB"/>
    </style:style>
    <style:style style:name="T10" style:family="text">
      <style:text-properties officeooo:rsid="001aef8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0">Chapter Title</text:span></text:p>
      <text:list xml:id="list614970542" text:style-name="L1">
        <text:list-item>
          <text:p text:style-name="P4"><text:a xlink:type="simple" xlink:href="#introduction-to-this-writing" text:style-name="Internet_20_link" text:visited-style-name="Visited_20_Internet_20_Link"><text:span text:style-name="Definition">Introduction to This Writing</text:span></text:a></text:p>
        </text:list-item>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study-of-vignette-a" text:style-name="Internet_20_link" text:visited-style-name="Visited_20_Internet_20_Link"><text:span text:style-name="Definition">Study of Vignette A</text:span></text:a></text:p>
          <text:list text:style-name="L2">
            <text:list-item>
              <text:p text:style-name="P5"><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4"><text:span text:style-name="Definition"/></text:p>
        </text:list-item>
      </text:list>
      <text:h text:style-name="Heading_20_2" text:outline-level="2"><text:span text:style-name="T10">H</text:span><text:bookmark-start text:name="introduction-to-this-writing"/><text:span text:style-name="T10">eading 2</text:span><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indicative content of other chapters are included.</text:p>
      <text:list xml:id="list2270305074" text:style-name="L7">
        <text:list-item>
          <text:p text:style-name="P10">Introduction: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list-item>
        <text:list-item>
          <text:p text:style-name="P10">The study uses mixed methods in methodology. Informed by analysis of journal diary, notes, video data and interviews (Methodology)</text:p>
        </text:list-item>
        <text:list-item>
          <text:p text:style-name="P10">The research design evolved as the game making program was underway based on feedback and reactions of the participants (supported precedent in design-based research) (Methodology)</text:p>
        </text:list-item>
      </text:list>
      <text:p text:style-name="P16"/>
      <text:p text:style-name="P17">Preformatted </text:p>
      <text:p text:style-name="P16"/>
      <text:p text:style-name="Preformatted_20_Text">Mi: (Talking to self) No! It's so hard that. (referring to a particular jump in her game.)</text:p>
      <text:p text:style-name="Preformatted_20_Text">Mick: How are you getting on Mi? It's looking good.</text:p>
      <text:p text:style-name="Preformatted_20_Text">Mick: (Noting frustrated air of Mi) Have you made it to hard.</text:p>
      <text:p text:style-name="Preformatted_20_Text">Mi: I don't know. Can you jump from here to here with this.. this.. him? (point to main character)</text:p>
      <text:p text:style-name="Preformatted_20_Text">Mick: So it look like you bump your head and fall down.</text:p>
      <text:p text:style-name="Preformatted_20_Text">Mick: One bit of friendly feedback that I would give you is that it's taking a long time to move left and right. And that is something that you can change if you want to.</text:p>
      <text:p text:style-name="Preformatted_20_Text">Mi: Oh right yeah.direct</text:p>
      <text:p text:style-name="Preformatted_20_Text">Mick: Yeah.</text:p>
      <text:p text:style-name="Preformatted_20_Text">Mi: Yeah, actually that's a good idea.</text:p>
      <text:p text:style-name="Preformatted_20_Text">Mick: If you think about average games. Your average jump time would be about one second in the air. So that can be a bit of guide sometimes. <text:s/></text:p>
      <text:p text:style-name="P3">I share direct feedback about the frustratingly slow movement time and an indirect feedback on <text:soft-page-break/>the high velocity jump value. I use quite indirect language when giving feedback and while I reference</text:p>
      <text:p text:style-name="P3"/>
      <text:p text:style-name="P14">Affordances have been misused, assigned magical properties, including agency of themselves. However, affordances are originally conceived of as part of activity, not separated from it. <text:reference-mark-start text:name="ZOTERO_ITEM CSL_CITATION {&quot;citationID&quot;:&quot;sblzsfmw&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cYshQndoR"/><text:span text:style-name="T8">(B\a erentsen and Trettvik, 2002)</text:span><text:reference-mark-end text:name="ZOTERO_ITEM CSL_CITATION {&quot;citationID&quot;:&quot;sblzsfmw&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cYshQndoR"/>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D&quot;:&quot;urldppnp&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lY3ngjyq9B"/>(Hopwood, 2022)<text:reference-mark-end text:name="ZOTERO_ITEM CSL_CITATION {&quot;citationID&quot;:&quot;urldppnp&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lY3ngjyq9B"/>.</text:p>
      <text:p text:style-name="Text_20_body"/>
      <text:h text:style-name="Heading_20_3" text:outline-level="3">Heading 4 </text:h>
      <text:h text:style-name="Heading_20_4" text:outline-level="4"><text:span text:style-name="T10">Heading 4</text:span><text:bookmark-start text:name="breaking-out---on-the-organic-evolution-of-the-design"/><text:bookmark-end text:name="breaking-out---on-the-organic-evolution-of-the-design"/></text:h>
      <text:p text:style-name="P2">Evolving Peer practices</text:p>
      <text:list xml:id="list1857428187" text:style-name="L9">
        <text:list-item>
          <text:p text:style-name="P13">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P15"><text:span text:style-name="T1">Breaking out</text:span> - Te and Da’s decision to explore a different starting point and add uncharded GDPs like following enemies. A potential tension which was resolved quickly in some ways. But at the cost of maintaining a working game.</text:p>
      <text:p text:style-name="P15"/>
      <text:p text:style-name="P15"/>
      <text:section text:style-name="Sect1" text:name="ZOTERO_BIBL {&quot;uncited&quot;:[],&quot;omitted&quot;:[],&quot;custom&quot;:[]} CSL_BIBLIOGRAPHY RNDkkRAfPBgxo">
        <text:p text:style-name="Bibliography_20_1">Bjork, S. and Holopainen, J. (2005) <text:span text:style-name="T2">Patterns in game design</text:span>. 1st ed, Hingham, Mass: Charles River Media (Charles River Media game development series).</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Hazzan, O. (2002) ‘Reducing abstraction level when learning computability theory concepts.’ <text:span text:style-name="T2">ACM SIGCSE Bulletin</text:span>, 34(3) pp. 156–160.</text:p>
        <text:p text:style-name="Bibliography_20_1">Hopwood, N. (2022) ‘Agency in cultural-historical activity theory: strengthening commitment to <text:soft-page-break/>social transformation.’ <text:span text:style-name="T2">Mind, Culture, and Activity</text:span>. Routledge, 29(2) pp. 108–122.</text:p>
        <text:p text:style-name="Bibliography_20_1">Lave, J. (1991) ‘Situating learning in communities of practice.’ <text:span text:style-name="T2">Perspectives on socially shared cognition</text:span>, 2 pp. 63–82.</text:p>
        <text:p text:style-name="Bibliography_20_1">Lodi, M. and Martini, S. (2021) ‘Computational Thinking, Between Papert and Wing.’ <text:span text:style-name="T2">Science &amp; Education</text:span>, 30(4) pp. 883–908.</text:p>
        <text:p text:style-name="Bibliography_20_1">Papert, S. and Turkle, S. (1990) ‘Epistemological Pluralism and the Revaluation of the Concrete.’ <text:span text:style-name="T2">Signs</text:span>, 16(1).</text:p>
        <text:p text:style-name="Bibliography_20_1">Ratto, M. (2011) ‘Critical Making: Conceptual and Material Studies in Technology and Social Life.’ <text:span text:style-name="T2">The Information Society</text:span>, 27(4) pp. 252–260.</text:p>
        <text:p text:style-name="Bibliography_20_1">Resnick, M. and Rusk, N. (2020) ‘Coding at a crossroads.’ <text:span text:style-name="T2">Communications of the ACM</text:span>, 63(11) pp. 120–127.</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Rogoff, B. (2003) <text:span text:style-name="T2">The cultural nature of human development</text:span>. Oxford [UK] ;a New York: Oxford University Press.</text:p>
        <text:p text:style-name="Bibliography_20_1">Rogoff, B. (2014) ‘Learning by Observing and Pitching In to Family and Community Endeavors: An Orientation.’ <text:span text:style-name="T2">Human Development</text:span>, 57(2–3) pp. 69–81.</text:p>
        <text:p text:style-name="Bibliography_20_1">Rogoff, B., Callanan, M., Gutiérrez, K. D. and Erickson, F. (2016) ‘The Organization of Informal Learning.’ <text:span text:style-name="T2">Review of Research in Education</text:span>, 40(1) pp. 356–401.</text:p>
        <text:p text:style-name="Bibliography_20_1">Sannino, A. (2011) ‘Activity theory as an activist and interventionist theory.’ <text:span text:style-name="T2">Theory &amp; Psychology</text:span>, 21(5) pp. 571–597.</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Tedre, M. and Denning, P. J. (2016) ‘The long quest for computational thinking.’ <text:span text:style-name="T2">In</text:span> <text:span text:style-name="T2">Proceedings of the 16th Koli Calling International Conference on Computing Education Research</text:span>. Koli Finland: ACM, pp. 120–129.</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text:soft-page-break/>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p text:style-name="Bibliography_20_1">Wilensky, U. (1991) <text:span text:style-name="T2">Abstract meditations on the concrete and concrete implications for mathematics education</text:span>. Epistemology and Learning Group, MIT Media Laboratory Cambridge, MA.</text:p>
        <text:p text:style-name="Bibliography_20_1">Wood, D., Bruner, J. S. and Ross, G. (1976) ‘The Role of Tutoring in Problem Solving*.’ <text:span text:style-name="T2">Journal of Child Psychology and Psychiatry</text:span>, 17(2) pp. 89–100.</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3-16T06:03:29Z</meta:creation-date>
    <dc:date>2023-03-16T09:25:12.176093766</dc:date>
    <meta:editing-duration>PT3H21M22S</meta:editing-duration>
    <meta:editing-cycles>5</meta:editing-cycles>
    <meta:document-statistic meta:table-count="0" meta:image-count="0" meta:object-count="0" meta:page-count="4" meta:paragraph-count="57" meta:word-count="1115" meta:character-count="7096" meta:non-whitespace-character-count="6059"/>
    <meta:user-defined meta:name="ZOTERO_PREF_1">&lt;data data-version="3" zotero-version="6.0.23"&gt;&lt;session id="QY2LZlno"/&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